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15in" svg:height="7.8224in" svg:x="4.2898in" svg:y="0.0626in">
            <draw:object draw:notify-on-update-of-ranges="Sheet1.A1:Sheet1.A1 Sheet1.A2:Sheet1.A100 Sheet1.B1:Sheet1.B1 Sheet1.B2:Sheet1.B100 Sheet1.C1:Sheet1.C1 Sheet1.C2:Sheet1.C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ncatenations</text:p>
          </table:table-cell>
          <table:table-cell office:value-type="string" calcext:value-type="string">
            <text:p>Building as a list then joining</text:p>
          </table:table-cell>
          <table:table-cell office:value-type="string" calcext:value-type="string">
            <text:p>Build by appending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991606712341" calcext:value-type="float">
            <text:p>0.00991606712341</text:p>
          </table:table-cell>
          <table:table-cell office:value-type="float" office:value="0.00671601295471" calcext:value-type="float">
            <text:p>0.0067160129547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017431974411" calcext:value-type="float">
            <text:p>0.017431974411</text:p>
          </table:table-cell>
          <table:table-cell office:value-type="float" office:value="0.0136821269989" calcext:value-type="float">
            <text:p>0.0136821269989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0273470878601" calcext:value-type="float">
            <text:p>0.0273470878601</text:p>
          </table:table-cell>
          <table:table-cell office:value-type="float" office:value="0.0209159851074" calcext:value-type="float">
            <text:p>0.0209159851074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0330281257629" calcext:value-type="float">
            <text:p>0.0330281257629</text:p>
          </table:table-cell>
          <table:table-cell office:value-type="float" office:value="0.0303981304169" calcext:value-type="float">
            <text:p>0.0303981304169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0435991287231" calcext:value-type="float">
            <text:p>0.0435991287231</text:p>
          </table:table-cell>
          <table:table-cell office:value-type="float" office:value="0.0351212024689" calcext:value-type="float">
            <text:p>0.0351212024689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.049859046936" calcext:value-type="float">
            <text:p>0.049859046936</text:p>
          </table:table-cell>
          <table:table-cell office:value-type="float" office:value="0.0416209697723" calcext:value-type="float">
            <text:p>0.041620969772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0.0576829910278" calcext:value-type="float">
            <text:p>0.0576829910278</text:p>
          </table:table-cell>
          <table:table-cell office:value-type="float" office:value="0.0528700351715" calcext:value-type="float">
            <text:p>0.0528700351715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0.0641379356384" calcext:value-type="float">
            <text:p>0.0641379356384</text:p>
          </table:table-cell>
          <table:table-cell office:value-type="float" office:value="0.0547769069672" calcext:value-type="float">
            <text:p>0.0547769069672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0.0742871761322" calcext:value-type="float">
            <text:p>0.0742871761322</text:p>
          </table:table-cell>
          <table:table-cell office:value-type="float" office:value="0.0645639896393" calcext:value-type="float">
            <text:p>0.064563989639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853931903839" calcext:value-type="float">
            <text:p>0.0853931903839</text:p>
          </table:table-cell>
          <table:table-cell office:value-type="float" office:value="0.069620847702" calcext:value-type="float">
            <text:p>0.069620847702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0.0897221565247" calcext:value-type="float">
            <text:p>0.0897221565247</text:p>
          </table:table-cell>
          <table:table-cell office:value-type="float" office:value="0.0749080181122" calcext:value-type="float">
            <text:p>0.0749080181122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0.0971369743347" calcext:value-type="float">
            <text:p>0.0971369743347</text:p>
          </table:table-cell>
          <table:table-cell office:value-type="float" office:value="0.0820729732513" calcext:value-type="float">
            <text:p>0.0820729732513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0.104479074478" calcext:value-type="float">
            <text:p>0.104479074478</text:p>
          </table:table-cell>
          <table:table-cell office:value-type="float" office:value="0.0900840759277" calcext:value-type="float">
            <text:p>0.0900840759277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0.111824035645" calcext:value-type="float">
            <text:p>0.111824035645</text:p>
          </table:table-cell>
          <table:table-cell office:value-type="float" office:value="0.094722032547" calcext:value-type="float">
            <text:p>0.094722032547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0.119154930115" calcext:value-type="float">
            <text:p>0.119154930115</text:p>
          </table:table-cell>
          <table:table-cell office:value-type="float" office:value="0.103312015533" calcext:value-type="float">
            <text:p>0.103312015533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0.127403974533" calcext:value-type="float">
            <text:p>0.127403974533</text:p>
          </table:table-cell>
          <table:table-cell office:value-type="float" office:value="0.108997106552" calcext:value-type="float">
            <text:p>0.108997106552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0.136429071426" calcext:value-type="float">
            <text:p>0.136429071426</text:p>
          </table:table-cell>
          <table:table-cell office:value-type="float" office:value="0.117761135101" calcext:value-type="float">
            <text:p>0.117761135101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0.143734931946" calcext:value-type="float">
            <text:p>0.143734931946</text:p>
          </table:table-cell>
          <table:table-cell office:value-type="float" office:value="0.126114845276" calcext:value-type="float">
            <text:p>0.126114845276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0.155084848404" calcext:value-type="float">
            <text:p>0.155084848404</text:p>
          </table:table-cell>
          <table:table-cell office:value-type="float" office:value="0.129555940628" calcext:value-type="float">
            <text:p>0.12955594062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165225982666" calcext:value-type="float">
            <text:p>0.165225982666</text:p>
          </table:table-cell>
          <table:table-cell office:value-type="float" office:value="0.135720014572" calcext:value-type="float">
            <text:p>0.135720014572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0.167871952057" calcext:value-type="float">
            <text:p>0.167871952057</text:p>
          </table:table-cell>
          <table:table-cell office:value-type="float" office:value="0.143128156662" calcext:value-type="float">
            <text:p>0.143128156662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0.175054073334" calcext:value-type="float">
            <text:p>0.175054073334</text:p>
          </table:table-cell>
          <table:table-cell office:value-type="float" office:value="0.147416830063" calcext:value-type="float">
            <text:p>0.147416830063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0.182543992996" calcext:value-type="float">
            <text:p>0.182543992996</text:p>
          </table:table-cell>
          <table:table-cell office:value-type="float" office:value="0.154451131821" calcext:value-type="float">
            <text:p>0.154451131821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0.192077875137" calcext:value-type="float">
            <text:p>0.192077875137</text:p>
          </table:table-cell>
          <table:table-cell office:value-type="float" office:value="0.162832021713" calcext:value-type="float">
            <text:p>0.162832021713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0.200582027435" calcext:value-type="float">
            <text:p>0.200582027435</text:p>
          </table:table-cell>
          <table:table-cell office:value-type="float" office:value="0.169687986374" calcext:value-type="float">
            <text:p>0.169687986374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0.205866098404" calcext:value-type="float">
            <text:p>0.205866098404</text:p>
          </table:table-cell>
          <table:table-cell office:value-type="float" office:value="0.176900148392" calcext:value-type="float">
            <text:p>0.176900148392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0.215778112411" calcext:value-type="float">
            <text:p>0.215778112411</text:p>
          </table:table-cell>
          <table:table-cell office:value-type="float" office:value="0.182473182678" calcext:value-type="float">
            <text:p>0.182473182678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0.224457979202" calcext:value-type="float">
            <text:p>0.224457979202</text:p>
          </table:table-cell>
          <table:table-cell office:value-type="float" office:value="0.187427043915" calcext:value-type="float">
            <text:p>0.187427043915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0.235172986984" calcext:value-type="float">
            <text:p>0.235172986984</text:p>
          </table:table-cell>
          <table:table-cell office:value-type="float" office:value="0.194842100143" calcext:value-type="float">
            <text:p>0.194842100143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0.23930311203" calcext:value-type="float">
            <text:p>0.23930311203</text:p>
          </table:table-cell>
          <table:table-cell office:value-type="float" office:value="0.203438997269" calcext:value-type="float">
            <text:p>0.203438997269</text:p>
          </table:table-cell>
        </table:table-row>
        <table:table-row table:style-name="ro1">
          <table:table-cell office:value-type="float" office:value="3100000" calcext:value-type="float">
            <text:p>3100000</text:p>
          </table:table-cell>
          <table:table-cell office:value-type="float" office:value="0.245476007462" calcext:value-type="float">
            <text:p>0.245476007462</text:p>
          </table:table-cell>
          <table:table-cell office:value-type="float" office:value="0.209176063538" calcext:value-type="float">
            <text:p>0.209176063538</text:p>
          </table:table-cell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0.255286931992" calcext:value-type="float">
            <text:p>0.255286931992</text:p>
          </table:table-cell>
          <table:table-cell office:value-type="float" office:value="0.217366933823" calcext:value-type="float">
            <text:p>0.217366933823</text:p>
          </table:table-cell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0.264081954956" calcext:value-type="float">
            <text:p>0.264081954956</text:p>
          </table:table-cell>
          <table:table-cell office:value-type="float" office:value="0.221713066101" calcext:value-type="float">
            <text:p>0.221713066101</text:p>
          </table:table-cell>
        </table:table-row>
        <table:table-row table:style-name="ro1">
          <table:table-cell office:value-type="float" office:value="3400000" calcext:value-type="float">
            <text:p>3400000</text:p>
          </table:table-cell>
          <table:table-cell office:value-type="float" office:value="0.270148992538" calcext:value-type="float">
            <text:p>0.270148992538</text:p>
          </table:table-cell>
          <table:table-cell office:value-type="float" office:value="0.228883981705" calcext:value-type="float">
            <text:p>0.228883981705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0.276634216309" calcext:value-type="float">
            <text:p>0.276634216309</text:p>
          </table:table-cell>
          <table:table-cell office:value-type="float" office:value="0.235461950302" calcext:value-type="float">
            <text:p>0.235461950302</text:p>
          </table:table-cell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0.287935018539" calcext:value-type="float">
            <text:p>0.287935018539</text:p>
          </table:table-cell>
          <table:table-cell office:value-type="float" office:value="0.243294000626" calcext:value-type="float">
            <text:p>0.243294000626</text:p>
          </table:table-cell>
        </table:table-row>
        <table:table-row table:style-name="ro1">
          <table:table-cell office:value-type="float" office:value="3700000" calcext:value-type="float">
            <text:p>3700000</text:p>
          </table:table-cell>
          <table:table-cell office:value-type="float" office:value="0.301676034927" calcext:value-type="float">
            <text:p>0.301676034927</text:p>
          </table:table-cell>
          <table:table-cell office:value-type="float" office:value="0.249797105789" calcext:value-type="float">
            <text:p>0.249797105789</text:p>
          </table:table-cell>
        </table:table-row>
        <table:table-row table:style-name="ro1">
          <table:table-cell office:value-type="float" office:value="3800000" calcext:value-type="float">
            <text:p>3800000</text:p>
          </table:table-cell>
          <table:table-cell office:value-type="float" office:value="0.305108070374" calcext:value-type="float">
            <text:p>0.305108070374</text:p>
          </table:table-cell>
          <table:table-cell office:value-type="float" office:value="0.254235029221" calcext:value-type="float">
            <text:p>0.254235029221</text:p>
          </table:table-cell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0.31720495224" calcext:value-type="float">
            <text:p>0.31720495224</text:p>
          </table:table-cell>
          <table:table-cell office:value-type="float" office:value="0.264719963074" calcext:value-type="float">
            <text:p>0.264719963074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0.33186507225" calcext:value-type="float">
            <text:p>0.33186507225</text:p>
          </table:table-cell>
          <table:table-cell office:value-type="float" office:value="0.268718004227" calcext:value-type="float">
            <text:p>0.268718004227</text:p>
          </table:table-cell>
        </table:table-row>
        <table:table-row table:style-name="ro1">
          <table:table-cell office:value-type="float" office:value="4100000" calcext:value-type="float">
            <text:p>4100000</text:p>
          </table:table-cell>
          <table:table-cell office:value-type="float" office:value="0.331499099731" calcext:value-type="float">
            <text:p>0.331499099731</text:p>
          </table:table-cell>
          <table:table-cell office:value-type="float" office:value="0.276145219803" calcext:value-type="float">
            <text:p>0.276145219803</text:p>
          </table:table-cell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0.34543299675" calcext:value-type="float">
            <text:p>0.34543299675</text:p>
          </table:table-cell>
          <table:table-cell office:value-type="float" office:value="0.283951044083" calcext:value-type="float">
            <text:p>0.283951044083</text:p>
          </table:table-cell>
        </table:table-row>
        <table:table-row table:style-name="ro1">
          <table:table-cell office:value-type="float" office:value="4300000" calcext:value-type="float">
            <text:p>4300000</text:p>
          </table:table-cell>
          <table:table-cell office:value-type="float" office:value="0.349738836288" calcext:value-type="float">
            <text:p>0.349738836288</text:p>
          </table:table-cell>
          <table:table-cell office:value-type="float" office:value="0.288894176483" calcext:value-type="float">
            <text:p>0.288894176483</text:p>
          </table:table-cell>
        </table:table-row>
        <table:table-row table:style-name="ro1">
          <table:table-cell office:value-type="float" office:value="4400000" calcext:value-type="float">
            <text:p>4400000</text:p>
          </table:table-cell>
          <table:table-cell office:value-type="float" office:value="0.357724905014" calcext:value-type="float">
            <text:p>0.357724905014</text:p>
          </table:table-cell>
          <table:table-cell office:value-type="float" office:value="0.294214963913" calcext:value-type="float">
            <text:p>0.294214963913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0.369063138962" calcext:value-type="float">
            <text:p>0.369063138962</text:p>
          </table:table-cell>
          <table:table-cell office:value-type="float" office:value="0.304708003998" calcext:value-type="float">
            <text:p>0.304708003998</text:p>
          </table:table-cell>
        </table:table-row>
        <table:table-row table:style-name="ro1">
          <table:table-cell office:value-type="float" office:value="4600000" calcext:value-type="float">
            <text:p>4600000</text:p>
          </table:table-cell>
          <table:table-cell office:value-type="float" office:value="0.375680923462" calcext:value-type="float">
            <text:p>0.375680923462</text:p>
          </table:table-cell>
          <table:table-cell office:value-type="float" office:value="0.309937953949" calcext:value-type="float">
            <text:p>0.309937953949</text:p>
          </table:table-cell>
        </table:table-row>
        <table:table-row table:style-name="ro1">
          <table:table-cell office:value-type="float" office:value="4700000" calcext:value-type="float">
            <text:p>4700000</text:p>
          </table:table-cell>
          <table:table-cell office:value-type="float" office:value="0.382066011429" calcext:value-type="float">
            <text:p>0.382066011429</text:p>
          </table:table-cell>
          <table:table-cell office:value-type="float" office:value="0.316669940948" calcext:value-type="float">
            <text:p>0.316669940948</text:p>
          </table:table-cell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0.393612861633" calcext:value-type="float">
            <text:p>0.393612861633</text:p>
          </table:table-cell>
          <table:table-cell office:value-type="float" office:value="0.321469068527" calcext:value-type="float">
            <text:p>0.321469068527</text:p>
          </table:table-cell>
        </table:table-row>
        <table:table-row table:style-name="ro1">
          <table:table-cell office:value-type="float" office:value="4900000" calcext:value-type="float">
            <text:p>4900000</text:p>
          </table:table-cell>
          <table:table-cell office:value-type="float" office:value="0.400723934174" calcext:value-type="float">
            <text:p>0.400723934174</text:p>
          </table:table-cell>
          <table:table-cell office:value-type="float" office:value="0.332551002502" calcext:value-type="float">
            <text:p>0.332551002502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0.40753698349" calcext:value-type="float">
            <text:p>0.40753698349</text:p>
          </table:table-cell>
          <table:table-cell office:value-type="float" office:value="0.334943056107" calcext:value-type="float">
            <text:p>0.334943056107</text:p>
          </table:table-cell>
        </table:table-row>
        <table:table-row table:style-name="ro1">
          <table:table-cell office:value-type="float" office:value="5100000" calcext:value-type="float">
            <text:p>5100000</text:p>
          </table:table-cell>
          <table:table-cell office:value-type="float" office:value="0.41415309906" calcext:value-type="float">
            <text:p>0.41415309906</text:p>
          </table:table-cell>
          <table:table-cell office:value-type="float" office:value="0.343613862991" calcext:value-type="float">
            <text:p>0.343613862991</text:p>
          </table:table-cell>
        </table:table-row>
        <table:table-row table:style-name="ro1">
          <table:table-cell office:value-type="float" office:value="5200000" calcext:value-type="float">
            <text:p>5200000</text:p>
          </table:table-cell>
          <table:table-cell office:value-type="float" office:value="0.423582077026" calcext:value-type="float">
            <text:p>0.423582077026</text:p>
          </table:table-cell>
          <table:table-cell office:value-type="float" office:value="0.352806091309" calcext:value-type="float">
            <text:p>0.352806091309</text:p>
          </table:table-cell>
        </table:table-row>
        <table:table-row table:style-name="ro1">
          <table:table-cell office:value-type="float" office:value="5300000" calcext:value-type="float">
            <text:p>5300000</text:p>
          </table:table-cell>
          <table:table-cell office:value-type="float" office:value="0.433724164963" calcext:value-type="float">
            <text:p>0.433724164963</text:p>
          </table:table-cell>
          <table:table-cell office:value-type="float" office:value="0.354431152344" calcext:value-type="float">
            <text:p>0.354431152344</text:p>
          </table:table-cell>
        </table:table-row>
        <table:table-row table:style-name="ro1">
          <table:table-cell office:value-type="float" office:value="5400000" calcext:value-type="float">
            <text:p>5400000</text:p>
          </table:table-cell>
          <table:table-cell office:value-type="float" office:value="0.442440032959" calcext:value-type="float">
            <text:p>0.442440032959</text:p>
          </table:table-cell>
          <table:table-cell office:value-type="float" office:value="0.36302113533" calcext:value-type="float">
            <text:p>0.36302113533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0.450155973434" calcext:value-type="float">
            <text:p>0.450155973434</text:p>
          </table:table-cell>
          <table:table-cell office:value-type="float" office:value="0.371150016785" calcext:value-type="float">
            <text:p>0.371150016785</text:p>
          </table:table-cell>
        </table:table-row>
        <table:table-row table:style-name="ro1">
          <table:table-cell office:value-type="float" office:value="5600000" calcext:value-type="float">
            <text:p>5600000</text:p>
          </table:table-cell>
          <table:table-cell office:value-type="float" office:value="0.457557916641" calcext:value-type="float">
            <text:p>0.457557916641</text:p>
          </table:table-cell>
          <table:table-cell office:value-type="float" office:value="0.376732110977" calcext:value-type="float">
            <text:p>0.376732110977</text:p>
          </table:table-cell>
        </table:table-row>
        <table:table-row table:style-name="ro1">
          <table:table-cell office:value-type="float" office:value="5700000" calcext:value-type="float">
            <text:p>5700000</text:p>
          </table:table-cell>
          <table:table-cell office:value-type="float" office:value="0.464854001999" calcext:value-type="float">
            <text:p>0.464854001999</text:p>
          </table:table-cell>
          <table:table-cell office:value-type="float" office:value="0.386186122894" calcext:value-type="float">
            <text:p>0.386186122894</text:p>
          </table:table-cell>
        </table:table-row>
        <table:table-row table:style-name="ro1">
          <table:table-cell office:value-type="float" office:value="5800000" calcext:value-type="float">
            <text:p>5800000</text:p>
          </table:table-cell>
          <table:table-cell office:value-type="float" office:value="0.474925041199" calcext:value-type="float">
            <text:p>0.474925041199</text:p>
          </table:table-cell>
          <table:table-cell office:value-type="float" office:value="0.391441106796" calcext:value-type="float">
            <text:p>0.391441106796</text:p>
          </table:table-cell>
        </table:table-row>
        <table:table-row table:style-name="ro1">
          <table:table-cell office:value-type="float" office:value="5900000" calcext:value-type="float">
            <text:p>5900000</text:p>
          </table:table-cell>
          <table:table-cell office:value-type="float" office:value="0.48207116127" calcext:value-type="float">
            <text:p>0.48207116127</text:p>
          </table:table-cell>
          <table:table-cell office:value-type="float" office:value="0.398590087891" calcext:value-type="float">
            <text:p>0.398590087891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0.499819993973" calcext:value-type="float">
            <text:p>0.499819993973</text:p>
          </table:table-cell>
          <table:table-cell office:value-type="float" office:value="0.408682107925" calcext:value-type="float">
            <text:p>0.408682107925</text:p>
          </table:table-cell>
        </table:table-row>
        <table:table-row table:style-name="ro1">
          <table:table-cell office:value-type="float" office:value="6100000" calcext:value-type="float">
            <text:p>6100000</text:p>
          </table:table-cell>
          <table:table-cell office:value-type="float" office:value="0.497908115387" calcext:value-type="float">
            <text:p>0.497908115387</text:p>
          </table:table-cell>
          <table:table-cell office:value-type="float" office:value="0.415283918381" calcext:value-type="float">
            <text:p>0.415283918381</text:p>
          </table:table-cell>
        </table:table-row>
        <table:table-row table:style-name="ro1">
          <table:table-cell office:value-type="float" office:value="6200000" calcext:value-type="float">
            <text:p>6200000</text:p>
          </table:table-cell>
          <table:table-cell office:value-type="float" office:value="0.505750179291" calcext:value-type="float">
            <text:p>0.505750179291</text:p>
          </table:table-cell>
          <table:table-cell office:value-type="float" office:value="0.439342975616" calcext:value-type="float">
            <text:p>0.439342975616</text:p>
          </table:table-cell>
        </table:table-row>
        <table:table-row table:style-name="ro1">
          <table:table-cell office:value-type="float" office:value="6300000" calcext:value-type="float">
            <text:p>6300000</text:p>
          </table:table-cell>
          <table:table-cell office:value-type="float" office:value="0.512784957886" calcext:value-type="float">
            <text:p>0.512784957886</text:p>
          </table:table-cell>
          <table:table-cell office:value-type="float" office:value="0.466339826584" calcext:value-type="float">
            <text:p>0.466339826584</text:p>
          </table:table-cell>
        </table:table-row>
        <table:table-row table:style-name="ro1">
          <table:table-cell office:value-type="float" office:value="6400000" calcext:value-type="float">
            <text:p>6400000</text:p>
          </table:table-cell>
          <table:table-cell office:value-type="float" office:value="0.522039175034" calcext:value-type="float">
            <text:p>0.522039175034</text:p>
          </table:table-cell>
          <table:table-cell office:value-type="float" office:value="0.502235889435" calcext:value-type="float">
            <text:p>0.502235889435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0.530660867691" calcext:value-type="float">
            <text:p>0.530660867691</text:p>
          </table:table-cell>
          <table:table-cell office:value-type="float" office:value="0.480576038361" calcext:value-type="float">
            <text:p>0.480576038361</text:p>
          </table:table-cell>
        </table:table-row>
        <table:table-row table:style-name="ro1">
          <table:table-cell office:value-type="float" office:value="6600000" calcext:value-type="float">
            <text:p>6600000</text:p>
          </table:table-cell>
          <table:table-cell office:value-type="float" office:value="0.539312839508" calcext:value-type="float">
            <text:p>0.539312839508</text:p>
          </table:table-cell>
          <table:table-cell office:value-type="float" office:value="0.483463048935" calcext:value-type="float">
            <text:p>0.483463048935</text:p>
          </table:table-cell>
        </table:table-row>
        <table:table-row table:style-name="ro1">
          <table:table-cell office:value-type="float" office:value="6700000" calcext:value-type="float">
            <text:p>6700000</text:p>
          </table:table-cell>
          <table:table-cell office:value-type="float" office:value="0.54828286171" calcext:value-type="float">
            <text:p>0.54828286171</text:p>
          </table:table-cell>
          <table:table-cell office:value-type="float" office:value="0.456503152847" calcext:value-type="float">
            <text:p>0.456503152847</text:p>
          </table:table-cell>
        </table:table-row>
        <table:table-row table:style-name="ro1">
          <table:table-cell office:value-type="float" office:value="6800000" calcext:value-type="float">
            <text:p>6800000</text:p>
          </table:table-cell>
          <table:table-cell office:value-type="float" office:value="0.55517911911" calcext:value-type="float">
            <text:p>0.55517911911</text:p>
          </table:table-cell>
          <table:table-cell office:value-type="float" office:value="0.464583873749" calcext:value-type="float">
            <text:p>0.464583873749</text:p>
          </table:table-cell>
        </table:table-row>
        <table:table-row table:style-name="ro1">
          <table:table-cell office:value-type="float" office:value="6900000" calcext:value-type="float">
            <text:p>6900000</text:p>
          </table:table-cell>
          <table:table-cell office:value-type="float" office:value="0.56397819519" calcext:value-type="float">
            <text:p>0.56397819519</text:p>
          </table:table-cell>
          <table:table-cell office:value-type="float" office:value="0.52078294754" calcext:value-type="float">
            <text:p>0.52078294754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0.569746017456" calcext:value-type="float">
            <text:p>0.569746017456</text:p>
          </table:table-cell>
          <table:table-cell office:value-type="float" office:value="0.522028923035" calcext:value-type="float">
            <text:p>0.522028923035</text:p>
          </table:table-cell>
        </table:table-row>
        <table:table-row table:style-name="ro1">
          <table:table-cell office:value-type="float" office:value="7100000" calcext:value-type="float">
            <text:p>7100000</text:p>
          </table:table-cell>
          <table:table-cell office:value-type="float" office:value="0.580440044403" calcext:value-type="float">
            <text:p>0.580440044403</text:p>
          </table:table-cell>
          <table:table-cell office:value-type="float" office:value="0.508620023727" calcext:value-type="float">
            <text:p>0.508620023727</text:p>
          </table:table-cell>
        </table:table-row>
        <table:table-row table:style-name="ro1">
          <table:table-cell office:value-type="float" office:value="7200000" calcext:value-type="float">
            <text:p>7200000</text:p>
          </table:table-cell>
          <table:table-cell office:value-type="float" office:value="0.603661060333" calcext:value-type="float">
            <text:p>0.603661060333</text:p>
          </table:table-cell>
          <table:table-cell office:value-type="float" office:value="0.728332042694" calcext:value-type="float">
            <text:p>0.728332042694</text:p>
          </table:table-cell>
        </table:table-row>
        <table:table-row table:style-name="ro1">
          <table:table-cell office:value-type="float" office:value="7300000" calcext:value-type="float">
            <text:p>7300000</text:p>
          </table:table-cell>
          <table:table-cell office:value-type="float" office:value="0.595617771149" calcext:value-type="float">
            <text:p>0.595617771149</text:p>
          </table:table-cell>
          <table:table-cell office:value-type="float" office:value="0.718683958054" calcext:value-type="float">
            <text:p>0.718683958054</text:p>
          </table:table-cell>
        </table:table-row>
        <table:table-row table:style-name="ro1">
          <table:table-cell office:value-type="float" office:value="7400000" calcext:value-type="float">
            <text:p>7400000</text:p>
          </table:table-cell>
          <table:table-cell office:value-type="float" office:value="0.60493516922" calcext:value-type="float">
            <text:p>0.60493516922</text:p>
          </table:table-cell>
          <table:table-cell office:value-type="float" office:value="1.00353622437" calcext:value-type="float">
            <text:p>1.00353622437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0.607922077179" calcext:value-type="float">
            <text:p>0.607922077179</text:p>
          </table:table-cell>
          <table:table-cell office:value-type="float" office:value="0.889675855637" calcext:value-type="float">
            <text:p>0.889675855637</text:p>
          </table:table-cell>
        </table:table-row>
        <table:table-row table:style-name="ro1">
          <table:table-cell office:value-type="float" office:value="7600000" calcext:value-type="float">
            <text:p>7600000</text:p>
          </table:table-cell>
          <table:table-cell office:value-type="float" office:value="0.619025945663" calcext:value-type="float">
            <text:p>0.619025945663</text:p>
          </table:table-cell>
          <table:table-cell office:value-type="float" office:value="0.688193082809" calcext:value-type="float">
            <text:p>0.688193082809</text:p>
          </table:table-cell>
        </table:table-row>
        <table:table-row table:style-name="ro1">
          <table:table-cell office:value-type="float" office:value="7700000" calcext:value-type="float">
            <text:p>7700000</text:p>
          </table:table-cell>
          <table:table-cell office:value-type="float" office:value="0.62707901001" calcext:value-type="float">
            <text:p>0.62707901001</text:p>
          </table:table-cell>
          <table:table-cell office:value-type="float" office:value="0.67359995842" calcext:value-type="float">
            <text:p>0.67359995842</text:p>
          </table:table-cell>
        </table:table-row>
        <table:table-row table:style-name="ro1">
          <table:table-cell office:value-type="float" office:value="7800000" calcext:value-type="float">
            <text:p>7800000</text:p>
          </table:table-cell>
          <table:table-cell office:value-type="float" office:value="0.633365869522" calcext:value-type="float">
            <text:p>0.633365869522</text:p>
          </table:table-cell>
          <table:table-cell office:value-type="float" office:value="0.868797063828" calcext:value-type="float">
            <text:p>0.868797063828</text:p>
          </table:table-cell>
        </table:table-row>
        <table:table-row table:style-name="ro1">
          <table:table-cell office:value-type="float" office:value="7900000" calcext:value-type="float">
            <text:p>7900000</text:p>
          </table:table-cell>
          <table:table-cell office:value-type="float" office:value="0.64324593544" calcext:value-type="float">
            <text:p>0.64324593544</text:p>
          </table:table-cell>
          <table:table-cell office:value-type="float" office:value="0.7420129776" calcext:value-type="float">
            <text:p>0.7420129776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0.649281024933" calcext:value-type="float">
            <text:p>0.649281024933</text:p>
          </table:table-cell>
          <table:table-cell office:value-type="float" office:value="0.766141891479" calcext:value-type="float">
            <text:p>0.766141891479</text:p>
          </table:table-cell>
        </table:table-row>
        <table:table-row table:style-name="ro1">
          <table:table-cell office:value-type="float" office:value="8100000" calcext:value-type="float">
            <text:p>8100000</text:p>
          </table:table-cell>
          <table:table-cell office:value-type="float" office:value="0.661132097244" calcext:value-type="float">
            <text:p>0.661132097244</text:p>
          </table:table-cell>
          <table:table-cell office:value-type="float" office:value="0.809931993484" calcext:value-type="float">
            <text:p>0.809931993484</text:p>
          </table:table-cell>
        </table:table-row>
        <table:table-row table:style-name="ro1">
          <table:table-cell office:value-type="float" office:value="8200000" calcext:value-type="float">
            <text:p>8200000</text:p>
          </table:table-cell>
          <table:table-cell office:value-type="float" office:value="0.668626070023" calcext:value-type="float">
            <text:p>0.668626070023</text:p>
          </table:table-cell>
          <table:table-cell office:value-type="float" office:value="0.888408899307" calcext:value-type="float">
            <text:p>0.888408899307</text:p>
          </table:table-cell>
        </table:table-row>
        <table:table-row table:style-name="ro1">
          <table:table-cell office:value-type="float" office:value="8300000" calcext:value-type="float">
            <text:p>8300000</text:p>
          </table:table-cell>
          <table:table-cell office:value-type="float" office:value="0.67316198349" calcext:value-type="float">
            <text:p>0.67316198349</text:p>
          </table:table-cell>
          <table:table-cell office:value-type="float" office:value="0.783514022827" calcext:value-type="float">
            <text:p>0.783514022827</text:p>
          </table:table-cell>
        </table:table-row>
        <table:table-row table:style-name="ro1">
          <table:table-cell office:value-type="float" office:value="8400000" calcext:value-type="float">
            <text:p>8400000</text:p>
          </table:table-cell>
          <table:table-cell office:value-type="float" office:value="0.686475992203" calcext:value-type="float">
            <text:p>0.686475992203</text:p>
          </table:table-cell>
          <table:table-cell office:value-type="float" office:value="1.14123106003" calcext:value-type="float">
            <text:p>1.14123106003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0.698205947876" calcext:value-type="float">
            <text:p>0.698205947876</text:p>
          </table:table-cell>
          <table:table-cell office:value-type="float" office:value="1.13300704956" calcext:value-type="float">
            <text:p>1.13300704956</text:p>
          </table:table-cell>
        </table:table-row>
        <table:table-row table:style-name="ro1">
          <table:table-cell office:value-type="float" office:value="8600000" calcext:value-type="float">
            <text:p>8600000</text:p>
          </table:table-cell>
          <table:table-cell office:value-type="float" office:value="0.699278116226" calcext:value-type="float">
            <text:p>0.699278116226</text:p>
          </table:table-cell>
          <table:table-cell office:value-type="float" office:value="1.17350387573" calcext:value-type="float">
            <text:p>1.17350387573</text:p>
          </table:table-cell>
        </table:table-row>
        <table:table-row table:style-name="ro1">
          <table:table-cell office:value-type="float" office:value="8700000" calcext:value-type="float">
            <text:p>8700000</text:p>
          </table:table-cell>
          <table:table-cell office:value-type="float" office:value="0.707455873489" calcext:value-type="float">
            <text:p>0.707455873489</text:p>
          </table:table-cell>
          <table:table-cell office:value-type="float" office:value="1.07127809525" calcext:value-type="float">
            <text:p>1.07127809525</text:p>
          </table:table-cell>
        </table:table-row>
        <table:table-row table:style-name="ro1">
          <table:table-cell office:value-type="float" office:value="8800000" calcext:value-type="float">
            <text:p>8800000</text:p>
          </table:table-cell>
          <table:table-cell office:value-type="float" office:value="0.718424797058" calcext:value-type="float">
            <text:p>0.718424797058</text:p>
          </table:table-cell>
          <table:table-cell office:value-type="float" office:value="0.976326942444" calcext:value-type="float">
            <text:p>0.976326942444</text:p>
          </table:table-cell>
        </table:table-row>
        <table:table-row table:style-name="ro1">
          <table:table-cell office:value-type="float" office:value="8900000" calcext:value-type="float">
            <text:p>8900000</text:p>
          </table:table-cell>
          <table:table-cell office:value-type="float" office:value="0.724112033844" calcext:value-type="float">
            <text:p>0.724112033844</text:p>
          </table:table-cell>
          <table:table-cell office:value-type="float" office:value="1.20585393906" calcext:value-type="float">
            <text:p>1.20585393906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0.727761983871" calcext:value-type="float">
            <text:p>0.727761983871</text:p>
          </table:table-cell>
          <table:table-cell office:value-type="float" office:value="1.0821928978" calcext:value-type="float">
            <text:p>1.0821928978</text:p>
          </table:table-cell>
        </table:table-row>
        <table:table-row table:style-name="ro1">
          <table:table-cell office:value-type="float" office:value="9100000" calcext:value-type="float">
            <text:p>9100000</text:p>
          </table:table-cell>
          <table:table-cell office:value-type="float" office:value="0.74785399437" calcext:value-type="float">
            <text:p>0.74785399437</text:p>
          </table:table-cell>
          <table:table-cell office:value-type="float" office:value="1.07344818115" calcext:value-type="float">
            <text:p>1.07344818115</text:p>
          </table:table-cell>
        </table:table-row>
        <table:table-row table:style-name="ro1">
          <table:table-cell office:value-type="float" office:value="9200000" calcext:value-type="float">
            <text:p>9200000</text:p>
          </table:table-cell>
          <table:table-cell office:value-type="float" office:value="0.752170085907" calcext:value-type="float">
            <text:p>0.752170085907</text:p>
          </table:table-cell>
          <table:table-cell office:value-type="float" office:value="1.14770007133" calcext:value-type="float">
            <text:p>1.14770007133</text:p>
          </table:table-cell>
        </table:table-row>
        <table:table-row table:style-name="ro1">
          <table:table-cell office:value-type="float" office:value="9300000" calcext:value-type="float">
            <text:p>9300000</text:p>
          </table:table-cell>
          <table:table-cell office:value-type="float" office:value="0.762510061264" calcext:value-type="float">
            <text:p>0.762510061264</text:p>
          </table:table-cell>
          <table:table-cell office:value-type="float" office:value="1.12633800507" calcext:value-type="float">
            <text:p>1.12633800507</text:p>
          </table:table-cell>
        </table:table-row>
        <table:table-row table:style-name="ro1">
          <table:table-cell office:value-type="float" office:value="9400000" calcext:value-type="float">
            <text:p>9400000</text:p>
          </table:table-cell>
          <table:table-cell office:value-type="float" office:value="0.763962984085" calcext:value-type="float">
            <text:p>0.763962984085</text:p>
          </table:table-cell>
          <table:table-cell office:value-type="float" office:value="1.11774897575" calcext:value-type="float">
            <text:p>1.11774897575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0.771492004395" calcext:value-type="float">
            <text:p>0.771492004395</text:p>
          </table:table-cell>
          <table:table-cell office:value-type="float" office:value="0.800312995911" calcext:value-type="float">
            <text:p>0.800312995911</text:p>
          </table:table-cell>
        </table:table-row>
        <table:table-row table:style-name="ro1">
          <table:table-cell office:value-type="float" office:value="9600000" calcext:value-type="float">
            <text:p>9600000</text:p>
          </table:table-cell>
          <table:table-cell office:value-type="float" office:value="0.781280994415" calcext:value-type="float">
            <text:p>0.781280994415</text:p>
          </table:table-cell>
          <table:table-cell office:value-type="float" office:value="0.919055938721" calcext:value-type="float">
            <text:p>0.919055938721</text:p>
          </table:table-cell>
        </table:table-row>
        <table:table-row table:style-name="ro1">
          <table:table-cell office:value-type="float" office:value="9700000" calcext:value-type="float">
            <text:p>9700000</text:p>
          </table:table-cell>
          <table:table-cell office:value-type="float" office:value="0.794903993607" calcext:value-type="float">
            <text:p>0.794903993607</text:p>
          </table:table-cell>
          <table:table-cell office:value-type="float" office:value="0.918061971664" calcext:value-type="float">
            <text:p>0.918061971664</text:p>
          </table:table-cell>
        </table:table-row>
        <table:table-row table:style-name="ro1">
          <table:table-cell office:value-type="float" office:value="9800000" calcext:value-type="float">
            <text:p>9800000</text:p>
          </table:table-cell>
          <table:table-cell office:value-type="float" office:value="0.799031019211" calcext:value-type="float">
            <text:p>0.799031019211</text:p>
          </table:table-cell>
          <table:table-cell office:value-type="float" office:value="0.787130832672" calcext:value-type="float">
            <text:p>0.787130832672</text:p>
          </table:table-cell>
        </table:table-row>
        <table:table-row table:style-name="ro1">
          <table:table-cell office:value-type="float" office:value="9900000" calcext:value-type="float">
            <text:p>9900000</text:p>
          </table:table-cell>
          <table:table-cell office:value-type="float" office:value="0.802658081055" calcext:value-type="float">
            <text:p>0.802658081055</text:p>
          </table:table-cell>
          <table:table-cell office:value-type="float" office:value="0.891657114029" calcext:value-type="float">
            <text:p>0.8916571140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9T13:02:01.095244893</dc:date>
    <meta:generator>LibreOffice/4.2.3.3$Linux_X86_64 LibreOffice_project/420m0$Build-3</meta:generator>
    <meta:editing-duration>P0D</meta:editing-duration>
    <meta:editing-cycles>1</meta:editing-cycles>
    <meta:document-statistic meta:table-count="1" meta:cell-count="3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782cm" svg:height="19.87cm" xlink:href=".." xlink:type="simple" chart:class="chart:line" chart:style-name="ch1">
        <chart:title svg:x="9.328cm" svg:y="0.533cm" chart:style-name="ch2">
          <text:p>Building python strings in a for loop</text:p>
        </chart:title>
        <chart:legend chart:legend-position="end" svg:x="20.046cm" svg:y="9.387cm" style:legend-expansion="high" chart:style-name="ch3"/>
        <chart:plot-area chart:style-name="ch4" table:cell-range-address="Sheet1.A1:Sheet1.C100" chart:data-source-has-labels="both" svg:x="1.526cm" svg:y="2.529cm" svg:width="17.49cm" svg:height="15.963cm">
          <chartooo:coordinate-region svg:x="2.454cm" svg:y="2.728cm" svg:width="16.562cm" svg:height="14.318cm"/>
          <chart:axis chart:dimension="x" chart:name="primary-x" chart:style-name="ch5" chartooo:axis-type="auto">
            <chartooo:date-scale/>
            <chart:title svg:x="9.288cm" svg:y="18.889cm" chart:style-name="ch6">
              <text:p>Size of string</text:p>
            </chart:title>
            <chart:categories table:cell-range-address="Sheet1.A2:Sheet1.A100"/>
          </chart:axis>
          <chart:axis chart:dimension="y" chart:name="primary-y" chart:style-name="ch5">
            <chart:title svg:x="0.451cm" svg:y="11.48cm" chart:style-name="ch7">
              <text:p>Time to build</text:p>
            </chart:title>
            <chart:grid chart:style-name="ch8" chart:class="major"/>
          </chart:axis>
          <chart:series chart:style-name="ch9" chart:values-cell-range-address="Sheet1.B2:Sheet1.B100" chart:label-cell-address="Sheet1.B1:Sheet1.B1" chart:class="chart:line">
            <chart:data-point chart:repeated="99"/>
          </chart:series>
          <chart:series chart:style-name="ch10" chart:values-cell-range-address="Sheet1.C2:Sheet1.C100" chart:label-cell-address="Sheet1.C1:Sheet1.C1" chart:class="chart:line"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ilding as a list then joining</text:p>
                <draw:g>
                  <svg:desc>Sheet1.B1:Sheet1.B1</svg:desc>
                </draw:g>
              </table:table-cell>
              <table:table-cell office:value-type="string">
                <text:p>Build by appending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Sheet1.A2:Sheet1.A100</svg:desc>
                </draw:g>
              </table:table-cell>
              <table:table-cell office:value-type="float" office:value="0.00991606712341">
                <text:p>0.00991606712341</text:p>
                <draw:g>
                  <svg:desc>Sheet1.B2:Sheet1.B100</svg:desc>
                </draw:g>
              </table:table-cell>
              <table:table-cell office:value-type="float" office:value="0.00671601295471">
                <text:p>0.00671601295471</text:p>
                <draw:g>
                  <svg:desc>Sheet1.C2:Sheet1.C100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017431974411">
                <text:p>0.017431974411</text:p>
              </table:table-cell>
              <table:table-cell office:value-type="float" office:value="0.0136821269989">
                <text:p>0.0136821269989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273470878601">
                <text:p>0.0273470878601</text:p>
              </table:table-cell>
              <table:table-cell office:value-type="float" office:value="0.0209159851074">
                <text:p>0.020915985107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330281257629">
                <text:p>0.0330281257629</text:p>
              </table:table-cell>
              <table:table-cell office:value-type="float" office:value="0.0303981304169">
                <text:p>0.0303981304169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435991287231">
                <text:p>0.0435991287231</text:p>
              </table:table-cell>
              <table:table-cell office:value-type="float" office:value="0.0351212024689">
                <text:p>0.0351212024689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049859046936">
                <text:p>0.049859046936</text:p>
              </table:table-cell>
              <table:table-cell office:value-type="float" office:value="0.0416209697723">
                <text:p>0.0416209697723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0.0576829910278">
                <text:p>0.0576829910278</text:p>
              </table:table-cell>
              <table:table-cell office:value-type="float" office:value="0.0528700351715">
                <text:p>0.0528700351715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0641379356384">
                <text:p>0.0641379356384</text:p>
              </table:table-cell>
              <table:table-cell office:value-type="float" office:value="0.0547769069672">
                <text:p>0.0547769069672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0742871761322">
                <text:p>0.0742871761322</text:p>
              </table:table-cell>
              <table:table-cell office:value-type="float" office:value="0.0645639896393">
                <text:p>0.064563989639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853931903839">
                <text:p>0.0853931903839</text:p>
              </table:table-cell>
              <table:table-cell office:value-type="float" office:value="0.069620847702">
                <text:p>0.069620847702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0.0897221565247">
                <text:p>0.0897221565247</text:p>
              </table:table-cell>
              <table:table-cell office:value-type="float" office:value="0.0749080181122">
                <text:p>0.0749080181122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0.0971369743347">
                <text:p>0.0971369743347</text:p>
              </table:table-cell>
              <table:table-cell office:value-type="float" office:value="0.0820729732513">
                <text:p>0.0820729732513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0.104479074478">
                <text:p>0.104479074478</text:p>
              </table:table-cell>
              <table:table-cell office:value-type="float" office:value="0.0900840759277">
                <text:p>0.0900840759277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0.111824035645">
                <text:p>0.111824035645</text:p>
              </table:table-cell>
              <table:table-cell office:value-type="float" office:value="0.094722032547">
                <text:p>0.094722032547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0.119154930115">
                <text:p>0.119154930115</text:p>
              </table:table-cell>
              <table:table-cell office:value-type="float" office:value="0.103312015533">
                <text:p>0.103312015533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0.127403974533">
                <text:p>0.127403974533</text:p>
              </table:table-cell>
              <table:table-cell office:value-type="float" office:value="0.108997106552">
                <text:p>0.108997106552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0.136429071426">
                <text:p>0.136429071426</text:p>
              </table:table-cell>
              <table:table-cell office:value-type="float" office:value="0.117761135101">
                <text:p>0.117761135101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0.143734931946">
                <text:p>0.143734931946</text:p>
              </table:table-cell>
              <table:table-cell office:value-type="float" office:value="0.126114845276">
                <text:p>0.126114845276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0.155084848404">
                <text:p>0.155084848404</text:p>
              </table:table-cell>
              <table:table-cell office:value-type="float" office:value="0.129555940628">
                <text:p>0.129555940628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0.165225982666">
                <text:p>0.165225982666</text:p>
              </table:table-cell>
              <table:table-cell office:value-type="float" office:value="0.135720014572">
                <text:p>0.135720014572</text:p>
              </table:table-cell>
            </table:table-row>
            <table:table-row>
              <table:table-cell office:value-type="float" office:value="2100000">
                <text:p>2100000</text:p>
              </table:table-cell>
              <table:table-cell office:value-type="float" office:value="0.167871952057">
                <text:p>0.167871952057</text:p>
              </table:table-cell>
              <table:table-cell office:value-type="float" office:value="0.143128156662">
                <text:p>0.143128156662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0.175054073334">
                <text:p>0.175054073334</text:p>
              </table:table-cell>
              <table:table-cell office:value-type="float" office:value="0.147416830063">
                <text:p>0.147416830063</text:p>
              </table:table-cell>
            </table:table-row>
            <table:table-row>
              <table:table-cell office:value-type="float" office:value="2300000">
                <text:p>2300000</text:p>
              </table:table-cell>
              <table:table-cell office:value-type="float" office:value="0.182543992996">
                <text:p>0.182543992996</text:p>
              </table:table-cell>
              <table:table-cell office:value-type="float" office:value="0.154451131821">
                <text:p>0.154451131821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0.192077875137">
                <text:p>0.192077875137</text:p>
              </table:table-cell>
              <table:table-cell office:value-type="float" office:value="0.162832021713">
                <text:p>0.162832021713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0.200582027435">
                <text:p>0.200582027435</text:p>
              </table:table-cell>
              <table:table-cell office:value-type="float" office:value="0.169687986374">
                <text:p>0.169687986374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0.205866098404">
                <text:p>0.205866098404</text:p>
              </table:table-cell>
              <table:table-cell office:value-type="float" office:value="0.176900148392">
                <text:p>0.176900148392</text:p>
              </table:table-cell>
            </table:table-row>
            <table:table-row>
              <table:table-cell office:value-type="float" office:value="2700000">
                <text:p>2700000</text:p>
              </table:table-cell>
              <table:table-cell office:value-type="float" office:value="0.215778112411">
                <text:p>0.215778112411</text:p>
              </table:table-cell>
              <table:table-cell office:value-type="float" office:value="0.182473182678">
                <text:p>0.182473182678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0.224457979202">
                <text:p>0.224457979202</text:p>
              </table:table-cell>
              <table:table-cell office:value-type="float" office:value="0.187427043915">
                <text:p>0.187427043915</text:p>
              </table:table-cell>
            </table:table-row>
            <table:table-row>
              <table:table-cell office:value-type="float" office:value="2900000">
                <text:p>2900000</text:p>
              </table:table-cell>
              <table:table-cell office:value-type="float" office:value="0.235172986984">
                <text:p>0.235172986984</text:p>
              </table:table-cell>
              <table:table-cell office:value-type="float" office:value="0.194842100143">
                <text:p>0.194842100143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23930311203">
                <text:p>0.23930311203</text:p>
              </table:table-cell>
              <table:table-cell office:value-type="float" office:value="0.203438997269">
                <text:p>0.203438997269</text:p>
              </table:table-cell>
            </table:table-row>
            <table:table-row>
              <table:table-cell office:value-type="float" office:value="3100000">
                <text:p>3100000</text:p>
              </table:table-cell>
              <table:table-cell office:value-type="float" office:value="0.245476007462">
                <text:p>0.245476007462</text:p>
              </table:table-cell>
              <table:table-cell office:value-type="float" office:value="0.209176063538">
                <text:p>0.209176063538</text:p>
              </table:table-cell>
            </table:table-row>
            <table:table-row>
              <table:table-cell office:value-type="float" office:value="3200000">
                <text:p>3200000</text:p>
              </table:table-cell>
              <table:table-cell office:value-type="float" office:value="0.255286931992">
                <text:p>0.255286931992</text:p>
              </table:table-cell>
              <table:table-cell office:value-type="float" office:value="0.217366933823">
                <text:p>0.217366933823</text:p>
              </table:table-cell>
            </table:table-row>
            <table:table-row>
              <table:table-cell office:value-type="float" office:value="3300000">
                <text:p>3300000</text:p>
              </table:table-cell>
              <table:table-cell office:value-type="float" office:value="0.264081954956">
                <text:p>0.264081954956</text:p>
              </table:table-cell>
              <table:table-cell office:value-type="float" office:value="0.221713066101">
                <text:p>0.221713066101</text:p>
              </table:table-cell>
            </table:table-row>
            <table:table-row>
              <table:table-cell office:value-type="float" office:value="3400000">
                <text:p>3400000</text:p>
              </table:table-cell>
              <table:table-cell office:value-type="float" office:value="0.270148992538">
                <text:p>0.270148992538</text:p>
              </table:table-cell>
              <table:table-cell office:value-type="float" office:value="0.228883981705">
                <text:p>0.228883981705</text:p>
              </table:table-cell>
            </table:table-row>
            <table:table-row>
              <table:table-cell office:value-type="float" office:value="3500000">
                <text:p>3500000</text:p>
              </table:table-cell>
              <table:table-cell office:value-type="float" office:value="0.276634216309">
                <text:p>0.276634216309</text:p>
              </table:table-cell>
              <table:table-cell office:value-type="float" office:value="0.235461950302">
                <text:p>0.235461950302</text:p>
              </table:table-cell>
            </table:table-row>
            <table:table-row>
              <table:table-cell office:value-type="float" office:value="3600000">
                <text:p>3600000</text:p>
              </table:table-cell>
              <table:table-cell office:value-type="float" office:value="0.287935018539">
                <text:p>0.287935018539</text:p>
              </table:table-cell>
              <table:table-cell office:value-type="float" office:value="0.243294000626">
                <text:p>0.243294000626</text:p>
              </table:table-cell>
            </table:table-row>
            <table:table-row>
              <table:table-cell office:value-type="float" office:value="3700000">
                <text:p>3700000</text:p>
              </table:table-cell>
              <table:table-cell office:value-type="float" office:value="0.301676034927">
                <text:p>0.301676034927</text:p>
              </table:table-cell>
              <table:table-cell office:value-type="float" office:value="0.249797105789">
                <text:p>0.249797105789</text:p>
              </table:table-cell>
            </table:table-row>
            <table:table-row>
              <table:table-cell office:value-type="float" office:value="3800000">
                <text:p>3800000</text:p>
              </table:table-cell>
              <table:table-cell office:value-type="float" office:value="0.305108070374">
                <text:p>0.305108070374</text:p>
              </table:table-cell>
              <table:table-cell office:value-type="float" office:value="0.254235029221">
                <text:p>0.254235029221</text:p>
              </table:table-cell>
            </table:table-row>
            <table:table-row>
              <table:table-cell office:value-type="float" office:value="3900000">
                <text:p>3900000</text:p>
              </table:table-cell>
              <table:table-cell office:value-type="float" office:value="0.31720495224">
                <text:p>0.31720495224</text:p>
              </table:table-cell>
              <table:table-cell office:value-type="float" office:value="0.264719963074">
                <text:p>0.264719963074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0.33186507225">
                <text:p>0.33186507225</text:p>
              </table:table-cell>
              <table:table-cell office:value-type="float" office:value="0.268718004227">
                <text:p>0.268718004227</text:p>
              </table:table-cell>
            </table:table-row>
            <table:table-row>
              <table:table-cell office:value-type="float" office:value="4100000">
                <text:p>4100000</text:p>
              </table:table-cell>
              <table:table-cell office:value-type="float" office:value="0.331499099731">
                <text:p>0.331499099731</text:p>
              </table:table-cell>
              <table:table-cell office:value-type="float" office:value="0.276145219803">
                <text:p>0.276145219803</text:p>
              </table:table-cell>
            </table:table-row>
            <table:table-row>
              <table:table-cell office:value-type="float" office:value="4200000">
                <text:p>4200000</text:p>
              </table:table-cell>
              <table:table-cell office:value-type="float" office:value="0.34543299675">
                <text:p>0.34543299675</text:p>
              </table:table-cell>
              <table:table-cell office:value-type="float" office:value="0.283951044083">
                <text:p>0.283951044083</text:p>
              </table:table-cell>
            </table:table-row>
            <table:table-row>
              <table:table-cell office:value-type="float" office:value="4300000">
                <text:p>4300000</text:p>
              </table:table-cell>
              <table:table-cell office:value-type="float" office:value="0.349738836288">
                <text:p>0.349738836288</text:p>
              </table:table-cell>
              <table:table-cell office:value-type="float" office:value="0.288894176483">
                <text:p>0.288894176483</text:p>
              </table:table-cell>
            </table:table-row>
            <table:table-row>
              <table:table-cell office:value-type="float" office:value="4400000">
                <text:p>4400000</text:p>
              </table:table-cell>
              <table:table-cell office:value-type="float" office:value="0.357724905014">
                <text:p>0.357724905014</text:p>
              </table:table-cell>
              <table:table-cell office:value-type="float" office:value="0.294214963913">
                <text:p>0.294214963913</text:p>
              </table:table-cell>
            </table:table-row>
            <table:table-row>
              <table:table-cell office:value-type="float" office:value="4500000">
                <text:p>4500000</text:p>
              </table:table-cell>
              <table:table-cell office:value-type="float" office:value="0.369063138962">
                <text:p>0.369063138962</text:p>
              </table:table-cell>
              <table:table-cell office:value-type="float" office:value="0.304708003998">
                <text:p>0.304708003998</text:p>
              </table:table-cell>
            </table:table-row>
            <table:table-row>
              <table:table-cell office:value-type="float" office:value="4600000">
                <text:p>4600000</text:p>
              </table:table-cell>
              <table:table-cell office:value-type="float" office:value="0.375680923462">
                <text:p>0.375680923462</text:p>
              </table:table-cell>
              <table:table-cell office:value-type="float" office:value="0.309937953949">
                <text:p>0.309937953949</text:p>
              </table:table-cell>
            </table:table-row>
            <table:table-row>
              <table:table-cell office:value-type="float" office:value="4700000">
                <text:p>4700000</text:p>
              </table:table-cell>
              <table:table-cell office:value-type="float" office:value="0.382066011429">
                <text:p>0.382066011429</text:p>
              </table:table-cell>
              <table:table-cell office:value-type="float" office:value="0.316669940948">
                <text:p>0.316669940948</text:p>
              </table:table-cell>
            </table:table-row>
            <table:table-row>
              <table:table-cell office:value-type="float" office:value="4800000">
                <text:p>4800000</text:p>
              </table:table-cell>
              <table:table-cell office:value-type="float" office:value="0.393612861633">
                <text:p>0.393612861633</text:p>
              </table:table-cell>
              <table:table-cell office:value-type="float" office:value="0.321469068527">
                <text:p>0.321469068527</text:p>
              </table:table-cell>
            </table:table-row>
            <table:table-row>
              <table:table-cell office:value-type="float" office:value="4900000">
                <text:p>4900000</text:p>
              </table:table-cell>
              <table:table-cell office:value-type="float" office:value="0.400723934174">
                <text:p>0.400723934174</text:p>
              </table:table-cell>
              <table:table-cell office:value-type="float" office:value="0.332551002502">
                <text:p>0.332551002502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0.40753698349">
                <text:p>0.40753698349</text:p>
              </table:table-cell>
              <table:table-cell office:value-type="float" office:value="0.334943056107">
                <text:p>0.334943056107</text:p>
              </table:table-cell>
            </table:table-row>
            <table:table-row>
              <table:table-cell office:value-type="float" office:value="5100000">
                <text:p>5100000</text:p>
              </table:table-cell>
              <table:table-cell office:value-type="float" office:value="0.41415309906">
                <text:p>0.41415309906</text:p>
              </table:table-cell>
              <table:table-cell office:value-type="float" office:value="0.343613862991">
                <text:p>0.343613862991</text:p>
              </table:table-cell>
            </table:table-row>
            <table:table-row>
              <table:table-cell office:value-type="float" office:value="5200000">
                <text:p>5200000</text:p>
              </table:table-cell>
              <table:table-cell office:value-type="float" office:value="0.423582077026">
                <text:p>0.423582077026</text:p>
              </table:table-cell>
              <table:table-cell office:value-type="float" office:value="0.352806091309">
                <text:p>0.352806091309</text:p>
              </table:table-cell>
            </table:table-row>
            <table:table-row>
              <table:table-cell office:value-type="float" office:value="5300000">
                <text:p>5300000</text:p>
              </table:table-cell>
              <table:table-cell office:value-type="float" office:value="0.433724164963">
                <text:p>0.433724164963</text:p>
              </table:table-cell>
              <table:table-cell office:value-type="float" office:value="0.354431152344">
                <text:p>0.354431152344</text:p>
              </table:table-cell>
            </table:table-row>
            <table:table-row>
              <table:table-cell office:value-type="float" office:value="5400000">
                <text:p>5400000</text:p>
              </table:table-cell>
              <table:table-cell office:value-type="float" office:value="0.442440032959">
                <text:p>0.442440032959</text:p>
              </table:table-cell>
              <table:table-cell office:value-type="float" office:value="0.36302113533">
                <text:p>0.36302113533</text:p>
              </table:table-cell>
            </table:table-row>
            <table:table-row>
              <table:table-cell office:value-type="float" office:value="5500000">
                <text:p>5500000</text:p>
              </table:table-cell>
              <table:table-cell office:value-type="float" office:value="0.450155973434">
                <text:p>0.450155973434</text:p>
              </table:table-cell>
              <table:table-cell office:value-type="float" office:value="0.371150016785">
                <text:p>0.371150016785</text:p>
              </table:table-cell>
            </table:table-row>
            <table:table-row>
              <table:table-cell office:value-type="float" office:value="5600000">
                <text:p>5600000</text:p>
              </table:table-cell>
              <table:table-cell office:value-type="float" office:value="0.457557916641">
                <text:p>0.457557916641</text:p>
              </table:table-cell>
              <table:table-cell office:value-type="float" office:value="0.376732110977">
                <text:p>0.376732110977</text:p>
              </table:table-cell>
            </table:table-row>
            <table:table-row>
              <table:table-cell office:value-type="float" office:value="5700000">
                <text:p>5700000</text:p>
              </table:table-cell>
              <table:table-cell office:value-type="float" office:value="0.464854001999">
                <text:p>0.464854001999</text:p>
              </table:table-cell>
              <table:table-cell office:value-type="float" office:value="0.386186122894">
                <text:p>0.386186122894</text:p>
              </table:table-cell>
            </table:table-row>
            <table:table-row>
              <table:table-cell office:value-type="float" office:value="5800000">
                <text:p>5800000</text:p>
              </table:table-cell>
              <table:table-cell office:value-type="float" office:value="0.474925041199">
                <text:p>0.474925041199</text:p>
              </table:table-cell>
              <table:table-cell office:value-type="float" office:value="0.391441106796">
                <text:p>0.391441106796</text:p>
              </table:table-cell>
            </table:table-row>
            <table:table-row>
              <table:table-cell office:value-type="float" office:value="5900000">
                <text:p>5900000</text:p>
              </table:table-cell>
              <table:table-cell office:value-type="float" office:value="0.48207116127">
                <text:p>0.48207116127</text:p>
              </table:table-cell>
              <table:table-cell office:value-type="float" office:value="0.398590087891">
                <text:p>0.398590087891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0.499819993973">
                <text:p>0.499819993973</text:p>
              </table:table-cell>
              <table:table-cell office:value-type="float" office:value="0.408682107925">
                <text:p>0.408682107925</text:p>
              </table:table-cell>
            </table:table-row>
            <table:table-row>
              <table:table-cell office:value-type="float" office:value="6100000">
                <text:p>6100000</text:p>
              </table:table-cell>
              <table:table-cell office:value-type="float" office:value="0.497908115387">
                <text:p>0.497908115387</text:p>
              </table:table-cell>
              <table:table-cell office:value-type="float" office:value="0.415283918381">
                <text:p>0.415283918381</text:p>
              </table:table-cell>
            </table:table-row>
            <table:table-row>
              <table:table-cell office:value-type="float" office:value="6200000">
                <text:p>6200000</text:p>
              </table:table-cell>
              <table:table-cell office:value-type="float" office:value="0.505750179291">
                <text:p>0.505750179291</text:p>
              </table:table-cell>
              <table:table-cell office:value-type="float" office:value="0.439342975616">
                <text:p>0.439342975616</text:p>
              </table:table-cell>
            </table:table-row>
            <table:table-row>
              <table:table-cell office:value-type="float" office:value="6300000">
                <text:p>6300000</text:p>
              </table:table-cell>
              <table:table-cell office:value-type="float" office:value="0.512784957886">
                <text:p>0.512784957886</text:p>
              </table:table-cell>
              <table:table-cell office:value-type="float" office:value="0.466339826584">
                <text:p>0.466339826584</text:p>
              </table:table-cell>
            </table:table-row>
            <table:table-row>
              <table:table-cell office:value-type="float" office:value="6400000">
                <text:p>6400000</text:p>
              </table:table-cell>
              <table:table-cell office:value-type="float" office:value="0.522039175034">
                <text:p>0.522039175034</text:p>
              </table:table-cell>
              <table:table-cell office:value-type="float" office:value="0.502235889435">
                <text:p>0.502235889435</text:p>
              </table:table-cell>
            </table:table-row>
            <table:table-row>
              <table:table-cell office:value-type="float" office:value="6500000">
                <text:p>6500000</text:p>
              </table:table-cell>
              <table:table-cell office:value-type="float" office:value="0.530660867691">
                <text:p>0.530660867691</text:p>
              </table:table-cell>
              <table:table-cell office:value-type="float" office:value="0.480576038361">
                <text:p>0.480576038361</text:p>
              </table:table-cell>
            </table:table-row>
            <table:table-row>
              <table:table-cell office:value-type="float" office:value="6600000">
                <text:p>6600000</text:p>
              </table:table-cell>
              <table:table-cell office:value-type="float" office:value="0.539312839508">
                <text:p>0.539312839508</text:p>
              </table:table-cell>
              <table:table-cell office:value-type="float" office:value="0.483463048935">
                <text:p>0.483463048935</text:p>
              </table:table-cell>
            </table:table-row>
            <table:table-row>
              <table:table-cell office:value-type="float" office:value="6700000">
                <text:p>6700000</text:p>
              </table:table-cell>
              <table:table-cell office:value-type="float" office:value="0.54828286171">
                <text:p>0.54828286171</text:p>
              </table:table-cell>
              <table:table-cell office:value-type="float" office:value="0.456503152847">
                <text:p>0.456503152847</text:p>
              </table:table-cell>
            </table:table-row>
            <table:table-row>
              <table:table-cell office:value-type="float" office:value="6800000">
                <text:p>6800000</text:p>
              </table:table-cell>
              <table:table-cell office:value-type="float" office:value="0.55517911911">
                <text:p>0.55517911911</text:p>
              </table:table-cell>
              <table:table-cell office:value-type="float" office:value="0.464583873749">
                <text:p>0.464583873749</text:p>
              </table:table-cell>
            </table:table-row>
            <table:table-row>
              <table:table-cell office:value-type="float" office:value="6900000">
                <text:p>6900000</text:p>
              </table:table-cell>
              <table:table-cell office:value-type="float" office:value="0.56397819519">
                <text:p>0.56397819519</text:p>
              </table:table-cell>
              <table:table-cell office:value-type="float" office:value="0.52078294754">
                <text:p>0.52078294754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0.569746017456">
                <text:p>0.569746017456</text:p>
              </table:table-cell>
              <table:table-cell office:value-type="float" office:value="0.522028923035">
                <text:p>0.522028923035</text:p>
              </table:table-cell>
            </table:table-row>
            <table:table-row>
              <table:table-cell office:value-type="float" office:value="7100000">
                <text:p>7100000</text:p>
              </table:table-cell>
              <table:table-cell office:value-type="float" office:value="0.580440044403">
                <text:p>0.580440044403</text:p>
              </table:table-cell>
              <table:table-cell office:value-type="float" office:value="0.508620023727">
                <text:p>0.508620023727</text:p>
              </table:table-cell>
            </table:table-row>
            <table:table-row>
              <table:table-cell office:value-type="float" office:value="7200000">
                <text:p>7200000</text:p>
              </table:table-cell>
              <table:table-cell office:value-type="float" office:value="0.603661060333">
                <text:p>0.603661060333</text:p>
              </table:table-cell>
              <table:table-cell office:value-type="float" office:value="0.728332042694">
                <text:p>0.728332042694</text:p>
              </table:table-cell>
            </table:table-row>
            <table:table-row>
              <table:table-cell office:value-type="float" office:value="7300000">
                <text:p>7300000</text:p>
              </table:table-cell>
              <table:table-cell office:value-type="float" office:value="0.595617771149">
                <text:p>0.595617771149</text:p>
              </table:table-cell>
              <table:table-cell office:value-type="float" office:value="0.718683958054">
                <text:p>0.718683958054</text:p>
              </table:table-cell>
            </table:table-row>
            <table:table-row>
              <table:table-cell office:value-type="float" office:value="7400000">
                <text:p>7400000</text:p>
              </table:table-cell>
              <table:table-cell office:value-type="float" office:value="0.60493516922">
                <text:p>0.60493516922</text:p>
              </table:table-cell>
              <table:table-cell office:value-type="float" office:value="1.00353622437">
                <text:p>1.00353622437</text:p>
              </table:table-cell>
            </table:table-row>
            <table:table-row>
              <table:table-cell office:value-type="float" office:value="7500000">
                <text:p>7500000</text:p>
              </table:table-cell>
              <table:table-cell office:value-type="float" office:value="0.607922077179">
                <text:p>0.607922077179</text:p>
              </table:table-cell>
              <table:table-cell office:value-type="float" office:value="0.889675855637">
                <text:p>0.889675855637</text:p>
              </table:table-cell>
            </table:table-row>
            <table:table-row>
              <table:table-cell office:value-type="float" office:value="7600000">
                <text:p>7600000</text:p>
              </table:table-cell>
              <table:table-cell office:value-type="float" office:value="0.619025945663">
                <text:p>0.619025945663</text:p>
              </table:table-cell>
              <table:table-cell office:value-type="float" office:value="0.688193082809">
                <text:p>0.688193082809</text:p>
              </table:table-cell>
            </table:table-row>
            <table:table-row>
              <table:table-cell office:value-type="float" office:value="7700000">
                <text:p>7700000</text:p>
              </table:table-cell>
              <table:table-cell office:value-type="float" office:value="0.62707901001">
                <text:p>0.62707901001</text:p>
              </table:table-cell>
              <table:table-cell office:value-type="float" office:value="0.67359995842">
                <text:p>0.67359995842</text:p>
              </table:table-cell>
            </table:table-row>
            <table:table-row>
              <table:table-cell office:value-type="float" office:value="7800000">
                <text:p>7800000</text:p>
              </table:table-cell>
              <table:table-cell office:value-type="float" office:value="0.633365869522">
                <text:p>0.633365869522</text:p>
              </table:table-cell>
              <table:table-cell office:value-type="float" office:value="0.868797063828">
                <text:p>0.868797063828</text:p>
              </table:table-cell>
            </table:table-row>
            <table:table-row>
              <table:table-cell office:value-type="float" office:value="7900000">
                <text:p>7900000</text:p>
              </table:table-cell>
              <table:table-cell office:value-type="float" office:value="0.64324593544">
                <text:p>0.64324593544</text:p>
              </table:table-cell>
              <table:table-cell office:value-type="float" office:value="0.7420129776">
                <text:p>0.7420129776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0.649281024933">
                <text:p>0.649281024933</text:p>
              </table:table-cell>
              <table:table-cell office:value-type="float" office:value="0.766141891479">
                <text:p>0.766141891479</text:p>
              </table:table-cell>
            </table:table-row>
            <table:table-row>
              <table:table-cell office:value-type="float" office:value="8100000">
                <text:p>8100000</text:p>
              </table:table-cell>
              <table:table-cell office:value-type="float" office:value="0.661132097244">
                <text:p>0.661132097244</text:p>
              </table:table-cell>
              <table:table-cell office:value-type="float" office:value="0.809931993484">
                <text:p>0.809931993484</text:p>
              </table:table-cell>
            </table:table-row>
            <table:table-row>
              <table:table-cell office:value-type="float" office:value="8200000">
                <text:p>8200000</text:p>
              </table:table-cell>
              <table:table-cell office:value-type="float" office:value="0.668626070023">
                <text:p>0.668626070023</text:p>
              </table:table-cell>
              <table:table-cell office:value-type="float" office:value="0.888408899307">
                <text:p>0.888408899307</text:p>
              </table:table-cell>
            </table:table-row>
            <table:table-row>
              <table:table-cell office:value-type="float" office:value="8300000">
                <text:p>8300000</text:p>
              </table:table-cell>
              <table:table-cell office:value-type="float" office:value="0.67316198349">
                <text:p>0.67316198349</text:p>
              </table:table-cell>
              <table:table-cell office:value-type="float" office:value="0.783514022827">
                <text:p>0.783514022827</text:p>
              </table:table-cell>
            </table:table-row>
            <table:table-row>
              <table:table-cell office:value-type="float" office:value="8400000">
                <text:p>8400000</text:p>
              </table:table-cell>
              <table:table-cell office:value-type="float" office:value="0.686475992203">
                <text:p>0.686475992203</text:p>
              </table:table-cell>
              <table:table-cell office:value-type="float" office:value="1.14123106003">
                <text:p>1.14123106003</text:p>
              </table:table-cell>
            </table:table-row>
            <table:table-row>
              <table:table-cell office:value-type="float" office:value="8500000">
                <text:p>8500000</text:p>
              </table:table-cell>
              <table:table-cell office:value-type="float" office:value="0.698205947876">
                <text:p>0.698205947876</text:p>
              </table:table-cell>
              <table:table-cell office:value-type="float" office:value="1.13300704956">
                <text:p>1.13300704956</text:p>
              </table:table-cell>
            </table:table-row>
            <table:table-row>
              <table:table-cell office:value-type="float" office:value="8600000">
                <text:p>8600000</text:p>
              </table:table-cell>
              <table:table-cell office:value-type="float" office:value="0.699278116226">
                <text:p>0.699278116226</text:p>
              </table:table-cell>
              <table:table-cell office:value-type="float" office:value="1.17350387573">
                <text:p>1.17350387573</text:p>
              </table:table-cell>
            </table:table-row>
            <table:table-row>
              <table:table-cell office:value-type="float" office:value="8700000">
                <text:p>8700000</text:p>
              </table:table-cell>
              <table:table-cell office:value-type="float" office:value="0.707455873489">
                <text:p>0.707455873489</text:p>
              </table:table-cell>
              <table:table-cell office:value-type="float" office:value="1.07127809525">
                <text:p>1.07127809525</text:p>
              </table:table-cell>
            </table:table-row>
            <table:table-row>
              <table:table-cell office:value-type="float" office:value="8800000">
                <text:p>8800000</text:p>
              </table:table-cell>
              <table:table-cell office:value-type="float" office:value="0.718424797058">
                <text:p>0.718424797058</text:p>
              </table:table-cell>
              <table:table-cell office:value-type="float" office:value="0.976326942444">
                <text:p>0.976326942444</text:p>
              </table:table-cell>
            </table:table-row>
            <table:table-row>
              <table:table-cell office:value-type="float" office:value="8900000">
                <text:p>8900000</text:p>
              </table:table-cell>
              <table:table-cell office:value-type="float" office:value="0.724112033844">
                <text:p>0.724112033844</text:p>
              </table:table-cell>
              <table:table-cell office:value-type="float" office:value="1.20585393906">
                <text:p>1.20585393906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0.727761983871">
                <text:p>0.727761983871</text:p>
              </table:table-cell>
              <table:table-cell office:value-type="float" office:value="1.0821928978">
                <text:p>1.0821928978</text:p>
              </table:table-cell>
            </table:table-row>
            <table:table-row>
              <table:table-cell office:value-type="float" office:value="9100000">
                <text:p>9100000</text:p>
              </table:table-cell>
              <table:table-cell office:value-type="float" office:value="0.74785399437">
                <text:p>0.74785399437</text:p>
              </table:table-cell>
              <table:table-cell office:value-type="float" office:value="1.07344818115">
                <text:p>1.07344818115</text:p>
              </table:table-cell>
            </table:table-row>
            <table:table-row>
              <table:table-cell office:value-type="float" office:value="9200000">
                <text:p>9200000</text:p>
              </table:table-cell>
              <table:table-cell office:value-type="float" office:value="0.752170085907">
                <text:p>0.752170085907</text:p>
              </table:table-cell>
              <table:table-cell office:value-type="float" office:value="1.14770007133">
                <text:p>1.14770007133</text:p>
              </table:table-cell>
            </table:table-row>
            <table:table-row>
              <table:table-cell office:value-type="float" office:value="9300000">
                <text:p>9300000</text:p>
              </table:table-cell>
              <table:table-cell office:value-type="float" office:value="0.762510061264">
                <text:p>0.762510061264</text:p>
              </table:table-cell>
              <table:table-cell office:value-type="float" office:value="1.12633800507">
                <text:p>1.12633800507</text:p>
              </table:table-cell>
            </table:table-row>
            <table:table-row>
              <table:table-cell office:value-type="float" office:value="9400000">
                <text:p>9400000</text:p>
              </table:table-cell>
              <table:table-cell office:value-type="float" office:value="0.763962984085">
                <text:p>0.763962984085</text:p>
              </table:table-cell>
              <table:table-cell office:value-type="float" office:value="1.11774897575">
                <text:p>1.11774897575</text:p>
              </table:table-cell>
            </table:table-row>
            <table:table-row>
              <table:table-cell office:value-type="float" office:value="9500000">
                <text:p>9500000</text:p>
              </table:table-cell>
              <table:table-cell office:value-type="float" office:value="0.771492004395">
                <text:p>0.771492004395</text:p>
              </table:table-cell>
              <table:table-cell office:value-type="float" office:value="0.800312995911">
                <text:p>0.800312995911</text:p>
              </table:table-cell>
            </table:table-row>
            <table:table-row>
              <table:table-cell office:value-type="float" office:value="9600000">
                <text:p>9600000</text:p>
              </table:table-cell>
              <table:table-cell office:value-type="float" office:value="0.781280994415">
                <text:p>0.781280994415</text:p>
              </table:table-cell>
              <table:table-cell office:value-type="float" office:value="0.919055938721">
                <text:p>0.919055938721</text:p>
              </table:table-cell>
            </table:table-row>
            <table:table-row>
              <table:table-cell office:value-type="float" office:value="9700000">
                <text:p>9700000</text:p>
              </table:table-cell>
              <table:table-cell office:value-type="float" office:value="0.794903993607">
                <text:p>0.794903993607</text:p>
              </table:table-cell>
              <table:table-cell office:value-type="float" office:value="0.918061971664">
                <text:p>0.918061971664</text:p>
              </table:table-cell>
            </table:table-row>
            <table:table-row>
              <table:table-cell office:value-type="float" office:value="9800000">
                <text:p>9800000</text:p>
              </table:table-cell>
              <table:table-cell office:value-type="float" office:value="0.799031019211">
                <text:p>0.799031019211</text:p>
              </table:table-cell>
              <table:table-cell office:value-type="float" office:value="0.787130832672">
                <text:p>0.787130832672</text:p>
              </table:table-cell>
            </table:table-row>
            <table:table-row>
              <table:table-cell office:value-type="float" office:value="9900000">
                <text:p>9900000</text:p>
              </table:table-cell>
              <table:table-cell office:value-type="float" office:value="0.802658081055">
                <text:p>0.802658081055</text:p>
              </table:table-cell>
              <table:table-cell office:value-type="float" office:value="0.891657114029">
                <text:p>0.8916571140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